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CRF Orig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table:number-columns-repeated="2" office:value-type="float" office:value="0">
            <text:p>0</text:p>
          </table:table-cell>
          <table:table-cell office:value-type="float" office:value="2328">
            <text:p>23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table:number-columns-repeated="2" office:value-type="float" office:value="0">
            <text:p>0</text:p>
          </table:table-cell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893601811033004">
            <text:p>0.0089360181</text:p>
          </table:table-cell>
          <table:table-cell table:formula="of:=([.D3]+[.J3])/([.C3]+[.I3])*100" office:value-type="float" office:value="0.267737617135207">
            <text:p>0.2677376171</text:p>
          </table:table-cell>
          <table:table-cell table:formula="of:=[.D3]/[.C3]*100" office:value-type="float" office:value="29.4117647058824">
            <text:p>29.41176470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162203370586041">
            <text:p>0.0016220337</text:p>
          </table:table-cell>
          <table:table-cell table:formula="of:=([.D4]+[.J4])/([.C4]+[.I4])*100" office:value-type="float" office:value="0.0421052631578947">
            <text:p>0.0421052632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0636442709548762">
            <text:p>0.0063644271</text:p>
          </table:table-cell>
          <table:table-cell table:formula="of:=([.D5]+[.J5])/([.C5]+[.I5])*100" office:value-type="float" office:value="0.185414091470952">
            <text:p>0.1854140915</text:p>
          </table:table-cell>
          <table:table-cell table:formula="of:=[.D5]/[.C5]*100" office:value-type="float" office:value="4.61538461538462">
            <text:p>4.6153846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08">
            <text:p>0.08%</text:p>
          </table:table-cell>
          <table:table-cell table:formula="of:=ROUND(AVERAGE([.E17:.E26]);2) %" office:value-type="percentage" office:value="0.0445">
            <text:p>4.4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CRF Full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2"/>
          <table:table-cell table:style-name="ce1" office:value-type="string">
            <text:p>CON_TILDE</text:p>
          </table:table-cell>
          <table:table-cell table:style-name="ce1" table:number-columns-repeated="2"/>
          <table:table-cell table:style-name="ce1" office:value-type="string">
            <text:p>O</text:p>
          </table:table-cell>
          <table:table-cell table:style-name="ce1" table:number-columns-repeated="2"/>
          <table:table-cell table:style-name="ce1" office:value-type="string">
            <text:p>SIN_TILDE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rror CRF</text:p>
          </table:table-cell>
          <table:table-cell table:style-name="ce1" office:value-type="string">
            <text:p>Error SVM</text:p>
          </table:table-cell>
          <table:table-cell table:style-name="ce1" table:number-columns-repeated="101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144">
            <text:p>6714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4903">
            <text:p>64903</text:p>
          </table:table-cell>
          <table:table-cell table:number-columns-repeated="2" office:value-type="float" office:value="0">
            <text:p>0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1651">
            <text:p>61651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9276">
            <text:p>592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28">
            <text:p>23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137">
            <text:p>4713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519">
            <text:p>455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3">
            <text:p>155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632">
            <text:p>5163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9765">
            <text:p>49765</text:p>
          </table:table-cell>
          <table:table-cell table:number-columns-repeated="2" office:value-type="float" office:value="0">
            <text:p>0</text:p>
          </table:table-cell>
          <table:table-cell office:value-type="float" office:value="1829">
            <text:p>18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255">
            <text:p>5125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9529">
            <text:p>49529</text:p>
          </table:table-cell>
          <table:table-cell table:number-columns-repeated="2" office:value-type="float" office:value="0">
            <text:p>0</text:p>
          </table:table-cell>
          <table:table-cell office:value-type="float" office:value="1720">
            <text:p>1720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1023">
            <text:p>61023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034">
            <text:p>59034</text:p>
          </table:table-cell>
          <table:table-cell table:number-columns-repeated="2" office:value-type="float" office:value="0">
            <text:p>0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8352">
            <text:p>5835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56414">
            <text:p>56414</text:p>
          </table:table-cell>
          <table:table-cell table:number-columns-repeated="2" office:value-type="float" office:value="0">
            <text:p>0</text:p>
          </table:table-cell>
          <table:table-cell office:value-type="float" office:value="1923">
            <text:p>19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056">
            <text:p>5605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4267">
            <text:p>54267</text:p>
          </table:table-cell>
          <table:table-cell table:number-columns-repeated="2"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725">
            <text:p>487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7346">
            <text:p>47346</text:p>
          </table:table-cell>
          <table:table-cell table:number-columns-repeated="2" office:value-type="float" office:value="0">
            <text:p>0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9161">
            <text:p>59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7168">
            <text:p>57168</text:p>
          </table:table-cell>
          <table:table-cell table:number-columns-repeated="2" office:value-type="float" office:value="0">
            <text:p>0</text:p>
          </table:table-cell>
          <table:table-cell office:value-type="float" office:value="1979">
            <text:p>19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CRF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([.D3]+[.G3]+[.J3])/[.B3]*100" office:value-type="float" office:value="0.00446800905516502">
            <text:p>0.0044680091</text:p>
          </table:table-cell>
          <table:table-cell table:formula="of:=([.D3]+[.J3])/([.C3]+[.I3])*100" office:value-type="float" office:value="0.133868808567604">
            <text:p>0.1338688086</text:p>
          </table:table-cell>
          <table:table-cell table:formula="of:=[.D3]/[.C3]*100" office:value-type="float" office:value="11.7647058823529">
            <text:p>11.76470588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D4]+[.G4]+[.J4])/[.B4]*100" office:value-type="float" office:value="0.00486610111758122">
            <text:p>0.0048661011</text:p>
          </table:table-cell>
          <table:table-cell table:formula="of:=([.D4]+[.J4])/([.C4]+[.I4])*100" office:value-type="float" office:value="0.0842105263157895">
            <text:p>0.0842105263</text:p>
          </table:table-cell>
          <table:table-cell table:formula="of:=[.D4]/[.C4]*100" office:value-type="float" office:value="2.12765957446808">
            <text:p>2.127659574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([.D5]+[.G5]+[.J5])/[.B5]*100" office:value-type="float" office:value="0.0233362326834546">
            <text:p>0.0233362327</text:p>
          </table:table-cell>
          <table:table-cell table:formula="of:=([.D5]+[.J5])/([.C5]+[.I5])*100" office:value-type="float" office:value="0.618046971569839">
            <text:p>0.6180469716</text:p>
          </table:table-cell>
          <table:table-cell table:formula="of:=[.D5]/[.C5]*100" office:value-type="float" office:value="9.23076923076923">
            <text:p>9.23076923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([.D6]+[.G6]+[.J6])/[.B6]*100" office:value-type="float" office:value="0.00193678339014565">
            <text:p>0.0019367834</text:p>
          </table:table-cell>
          <table:table-cell table:formula="of:=([.D6]+[.J6])/([.C6]+[.I6])*100" office:value-type="float" office:value="0.0535618639528656">
            <text:p>0.053561864</text:p>
          </table:table-cell>
          <table:table-cell table:formula="of:=[.D6]/[.C6]*100" office:value-type="float" office:value="0">
            <text:p>0</text:p>
          </table:table-cell>
          <table:table-cell table:number-columns-repeated="2"/>
          <table:table-cell table:style-name="ce4" table:formula="of:=SUM([.B3:.B12])" office:value-type="float" office:value="562136">
            <text:p>562136</text:p>
          </table:table-cell>
          <table:table-cell office:value-type="string">
            <text:p>Total palabra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([.D7]+[.G7]+[.J7])/[.B7]*100" office:value-type="float" office:value="0">
            <text:p>0</text:p>
          </table:table-cell>
          <table:table-cell table:formula="of:=([.D7]+[.J7])/([.C7]+[.I7])*100" office:value-type="float" office:value="0">
            <text:p>0</text:p>
          </table:table-cell>
          <table:table-cell table:formula="of:=[.D7]/[.C7]*100" office:value-type="float" office:value="0">
            <text:p>0</text:p>
          </table:table-cell>
          <table:table-cell table:number-columns-repeated="2"/>
          <table:table-cell table:style-name="ce4" table:formula="of:=SUM([.C3:.C12])" office:value-type="float" office:value="238">
            <text:p>238</text:p>
          </table:table-cell>
          <table:table-cell office:value-type="string">
            <text:p>Total adverbios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([.D8]+[.G8]+[.J8])/[.B8]*100" office:value-type="float" office:value="0.00163872638185602">
            <text:p>0.0016387264</text:p>
          </table:table-cell>
          <table:table-cell table:formula="of:=([.D8]+[.J8])/([.C8]+[.I8])*100" office:value-type="float" office:value="0.0502765208647562">
            <text:p>0.0502765209</text:p>
          </table:table-cell>
          <table:table-cell table:formula="of:=[.D8]/[.C8]*100" office:value-type="float" office:value="0">
            <text:p>0</text:p>
          </table:table-cell>
          <table:table-cell table:number-columns-repeated="2"/>
          <table:table-cell table:style-name="ce4" table:formula="of:=SUM([.I3:.I12])" office:value-type="float" office:value="18677">
            <text:p>18677</text:p>
          </table:table-cell>
          <table:table-cell office:value-type="string">
            <text:p>Total adverbios no interrogativo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([.D9]+[.G9]+[.J9])/[.B9]*100" office:value-type="float" office:value="0">
            <text:p>0</text:p>
          </table:table-cell>
          <table:table-cell table:formula="of:=([.D9]+[.J9])/([.C9]+[.I9])*100" office:value-type="float" office:value="0">
            <text:p>0</text:p>
          </table:table-cell>
          <table:table-cell table:formula="of:=[.D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([.D10]+[.G10]+[.J10])/[.B10]*100" office:value-type="float" office:value="0.00356786071071785">
            <text:p>0.0035678607</text:p>
          </table:table-cell>
          <table:table-cell table:formula="of:=([.D10]+[.J10])/([.C10]+[.I10])*100" office:value-type="float" office:value="0.111794298490777">
            <text:p>0.1117942985</text:p>
          </table:table-cell>
          <table:table-cell table:formula="of:=[.D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([.D11]+[.G11]+[.J11])/[.B11]*100" office:value-type="float" office:value="0.00205233453052848">
            <text:p>0.0020523345</text:p>
          </table:table-cell>
          <table:table-cell table:formula="of:=([.D11]+[.J11])/([.C11]+[.I11])*100" office:value-type="float" office:value="0.0725163161711385">
            <text:p>0.0725163162</text:p>
          </table:table-cell>
          <table:table-cell table:formula="of:=[.D11]/[.C11]*100" office:value-type="float" office:value="8.33333333333333">
            <text:p>8.33333333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([.D12]+[.G12]+[.J12])/[.B12]*100" office:value-type="float" office:value="0">
            <text:p>0</text:p>
          </table:table-cell>
          <table:table-cell table:formula="of:=([.D12]+[.J12])/([.C12]+[.I12])*100" office:value-type="float" office:value="0">
            <text:p>0</text:p>
          </table:table-cell>
          <table:table-cell table:formula="of:=[.D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17:.C26]);2) %" office:value-type="percentage" office:value="0">
            <text:p>0.00%</text:p>
          </table:table-cell>
          <table:table-cell table:formula="of:=ROUND(AVERAGE([.D17:.D26]);2) %" office:value-type="percentage" office:value="0.0011">
            <text:p>0.11%</text:p>
          </table:table-cell>
          <table:table-cell table:formula="of:=ROUND(AVERAGE([.E17:.E26]);2) %" office:value-type="percentage" office:value="0.0315">
            <text:p>3.15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V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Error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CON+SIN</text:p>
          </table:table-cell>
          <table:table-cell table:style-name="ce1" office:value-type="string">
            <text:p>CON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table:formula="of:=([.E3]+[.H3]+[.K3])/[.B3]*100" office:value-type="float" office:value="0">
            <text:p>0</text:p>
          </table:table-cell>
          <table:table-cell table:formula="of:=([.E3]+[.K3])/([.C3]+[.I3])*100" office:value-type="float" office:value="0">
            <text:p>0</text:p>
          </table:table-cell>
          <table:table-cell table:style-name="ce3" table:formula="of:=[.E3]/[.C3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table:formula="of:=([.E4]+[.H4]+[.K4])/[.B4]*100" office:value-type="float" office:value="0">
            <text:p>0</text:p>
          </table:table-cell>
          <table:table-cell table:formula="of:=([.E4]+[.K4])/([.C4]+[.I4])*100" office:value-type="float" office:value="0">
            <text:p>0</text:p>
          </table:table-cell>
          <table:table-cell table:style-name="ce3" table:formula="of:=[.E4]/[.C4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table:formula="of:=([.E5]+[.H5]+[.K5])/[.B5]*100" office:value-type="float" office:value="0">
            <text:p>0</text:p>
          </table:table-cell>
          <table:table-cell table:formula="of:=([.E5]+[.K5])/([.C5]+[.I5])*100" office:value-type="float" office:value="0">
            <text:p>0</text:p>
          </table:table-cell>
          <table:table-cell table:style-name="ce3" table:formula="of:=[.E5]/[.C5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table:formula="of:=([.E6]+[.H6]+[.K6])/[.B6]*100" office:value-type="float" office:value="0.00581035017043694">
            <text:p>0.0058103502</text:p>
          </table:table-cell>
          <table:table-cell table:formula="of:=([.E6]+[.K6])/([.C6]+[.I6])*100" office:value-type="float" office:value="0.160685591858597">
            <text:p>0.1606855919</text:p>
          </table:table-cell>
          <table:table-cell table:style-name="ce3" table:formula="of:=[.E6]/[.C6]*100" office:value-type="float" office:value="7.89473684210526">
            <text:p>7.89473684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table:formula="of:=([.E7]+[.H7]+[.K7])/[.B7]*100" office:value-type="float" office:value="0">
            <text:p>0</text:p>
          </table:table-cell>
          <table:table-cell table:formula="of:=([.E7]+[.K7])/([.C7]+[.I7])*100" office:value-type="float" office:value="0">
            <text:p>0</text:p>
          </table:table-cell>
          <table:table-cell table:style-name="ce3" table:formula="of:=[.E7]/[.C7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table:formula="of:=([.E8]+[.H8]+[.K8])/[.B8]*100" office:value-type="float" office:value="0">
            <text:p>0</text:p>
          </table:table-cell>
          <table:table-cell table:formula="of:=([.E8]+[.K8])/([.C8]+[.I8])*100" office:value-type="float" office:value="0">
            <text:p>0</text:p>
          </table:table-cell>
          <table:table-cell table:style-name="ce3" table:formula="of:=[.E8]/[.C8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table:formula="of:=([.E9]+[.H9]+[.K9])/[.B9]*100" office:value-type="float" office:value="0">
            <text:p>0</text:p>
          </table:table-cell>
          <table:table-cell table:formula="of:=([.E9]+[.K9])/([.C9]+[.I9])*100" office:value-type="float" office:value="0">
            <text:p>0</text:p>
          </table:table-cell>
          <table:table-cell table:style-name="ce3" table:formula="of:=[.E9]/[.C9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table:formula="of:=([.E10]+[.H10]+[.K10])/[.B10]*100" office:value-type="float" office:value="0">
            <text:p>0</text:p>
          </table:table-cell>
          <table:table-cell table:formula="of:=([.E10]+[.K10])/([.C10]+[.I10])*100" office:value-type="float" office:value="0">
            <text:p>0</text:p>
          </table:table-cell>
          <table:table-cell table:style-name="ce3" table:formula="of:=[.E10]/[.C10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table:formula="of:=([.E11]+[.H11]+[.K11])/[.B11]*100" office:value-type="float" office:value="0">
            <text:p>0</text:p>
          </table:table-cell>
          <table:table-cell table:formula="of:=([.E11]+[.K11])/([.C11]+[.I11])*100" office:value-type="float" office:value="0">
            <text:p>0</text:p>
          </table:table-cell>
          <table:table-cell table:style-name="ce3" table:formula="of:=[.E11]/[.C11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table:formula="of:=([.E12]+[.H12]+[.K12])/[.B12]*100" office:value-type="float" office:value="0.00169030273321952">
            <text:p>0.0016903027</text:p>
          </table:table-cell>
          <table:table-cell table:formula="of:=([.E12]+[.K12])/([.C12]+[.I12])*100" office:value-type="float" office:value="0.0501756146512795">
            <text:p>0.0501756147</text:p>
          </table:table-cell>
          <table:table-cell table:style-name="ce3" table:formula="of:=[.E12]/[.C12]*100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ROUND(AVERAGE([.C31:.C40]);2) %" office:value-type="percentage" office:value="0">
            <text:p>0.00%</text:p>
          </table:table-cell>
          <table:table-cell table:formula="of:=ROUND(AVERAGE([.D31:.D40]);2) %" office:value-type="percentage" office:value="0.0002">
            <text:p>0.02%</text:p>
          </table:table-cell>
          <table:table-cell table:formula="of:=ROUND(AVERAGE([.E31:.E40]);2) %" office:value-type="percentage" office:value="0.0079">
            <text:p>0.79%</text:p>
          </table:table-cell>
          <table:table-cell table:number-columns-repeated="1019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5">03/25/2011</text:date>, <text:time>02:0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ntiago Iturriaga</meta:initial-creator>
    <meta:creation-date>2011-03-24T00:24:00</meta:creation-date>
    <dc:date>2011-03-25T02:09:10</dc:date>
    <dc:creator>Santiago Iturriaga</dc:creator>
    <meta:editing-duration>PT00H46M08S</meta:editing-duration>
    <meta:editing-cycles>4</meta:editing-cycles>
    <meta:generator>OpenOffice.org/3.2$Unix OpenOffice.org_project/320m19$Build-9505</meta:generator>
    <meta:document-statistic meta:table-count="3" meta:cell-count="448" meta:object-count="0"/>
  </office:meta>
</office:document-meta>
</file>